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5dc9" officeooo:paragraph-rsid="001b5dc9"/>
    </style:style>
    <style:style style:name="P2" style:family="paragraph" style:parent-style-name="Standard">
      <style:text-properties officeooo:rsid="001dd2ed" officeooo:paragraph-rsid="001dd2ed"/>
    </style:style>
    <style:style style:name="P3" style:family="paragraph" style:parent-style-name="Standard">
      <style:text-properties officeooo:rsid="001e9720" officeooo:paragraph-rsid="001e9720"/>
    </style:style>
    <style:style style:name="P4" style:family="paragraph" style:parent-style-name="Standard">
      <style:text-properties officeooo:rsid="001eadcf" officeooo:paragraph-rsid="001eadcf"/>
    </style:style>
    <style:style style:name="T1" style:family="text">
      <style:text-properties officeooo:rsid="001bdfe2"/>
    </style:style>
    <style:style style:name="T2" style:family="text">
      <style:text-properties officeooo:rsid="001ead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TL conexão banco</text:p>
      <text:p text:style-name="P1"/>
      <text:p text:style-name="P2">criar uma tabela de logs, deverá armazenar os dados por duas semanas</text:p>
      <text:p text:style-name="P1"/>
      <text:p text:style-name="P1">1- Verificar conexão da API</text:p>
      <text:p text:style-name="P1"><text:tab/>= Se falhar, encerrar a dag</text:p>
      <text:p text:style-name="P1"><text:s text:c="12"/>= Sucesso, conectar no banco</text:p>
      <text:p text:style-name="P1">2- Verificar conexão do banco</text:p>
      <text:p text:style-name="P1"><text:tab/>= Se falhar a conexão da api</text:p>
      <text:p text:style-name="P1"><text:tab/>= Sucesso, continuar a dag</text:p>
      <text:p text:style-name="P1">3 – <text:span text:style-name="T1">pegar a data final e data inicial</text:span></text:p>
      <text:p text:style-name="P1"/>
      <text:p text:style-name="P1"/>
      <text:p text:style-name="P1"/>
      <text:p text:style-name="P3">Eventos:</text:p>
      <text:p text:style-name="P3">1- <text:s/>Consultar data e hora</text:p>
      <text:p text:style-name="P3">2 - Consultar requisiçã<text:span text:style-name="T2">o api</text:span></text:p>
      <text:p text:style-name="P4">3 – Consultar conexão banco</text:p>
      <text:p text:style-name="P4">4 – Consultar dados API</text:p>
      <text:p text:style-name="P4">5 - <text:s/>Inserir dados no banco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6:29:44.404185285</meta:creation-date>
    <dc:date>2025-01-20T19:37:46.516834919</dc:date>
    <meta:editing-duration>PT1H36M58S</meta:editing-duration>
    <meta:editing-cycles>1</meta:editing-cycles>
    <meta:document-statistic meta:table-count="0" meta:image-count="0" meta:object-count="0" meta:page-count="1" meta:paragraph-count="15" meta:word-count="81" meta:character-count="441" meta:non-whitespace-character-count="354"/>
    <meta:generator>LibreOffice/24.8.4.2$Linux_X86_64 LibreOffice_project/480$Build-2</meta:generator>
  </office:meta>
</office:document-meta>
</file>